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bold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#ffff00" style:use-window-font-color="true"/>
    </style:style>
    <style:style style:name="T27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00" style:use-window-font-color="true"/>
    </style:style>
    <style:style style:name="T28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bold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style:use-window-font-color="true"/>
    </style:style>
    <style:style style:name="T30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Mono'" style:font-family-asian="'Liberation Mono'" style:font-family-complex="'Liberation Mono'" fo:background-color="#ffff00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20.00%" fo:text-align="left" fo:margin-bottom="7.00p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Queue</text:span></text:p>
      <text:p text:style-name="P1"><text:span text:style-name="T2">Enqueue<text:s/></text:span><text:span text:style-name="T3">–</text:span><text:span text:style-name="T4"><text:s/>to insert element in quqeue</text:span></text:p>
      <text:p text:style-name="P1"><text:span text:style-name="T5">Dqueue<text:s/></text:span><text:span text:style-name="T6">–</text:span><text:span text:style-name="T7"><text:s/>Double ended queue</text:span></text:p>
      <text:p text:style-name="P1"><text:span text:style-name="T8">Implement statck using queue and single queue</text:span></text:p>
      <text:p text:style-name="P1"><text:span text:style-name="T8">ciruclar queue</text:span></text:p>
      <text:p text:style-name="P1"><text:span text:style-name="T8">pirority Queues</text:span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10">struct</text:span><text:span text:style-name="T11"><text:s/></text:span><text:span text:style-name="T12">Node</text:span></text:p>
      <text:p text:style-name="P1"><text:span text:style-name="T12">{ </text:span></text:p>
      <text:p text:style-name="P1"><text:span text:style-name="T12">int</text:span><text:span text:style-name="T13"><text:s/></text:span><text:span text:style-name="T14">data; </text:span></text:p>
      <text:p text:style-name="P1"><text:span text:style-name="T14">struct</text:span><text:span text:style-name="T15"><text:s/></text:span><text:span text:style-name="T16">Node *next; </text:span></text:p>
      <text:p text:style-name="P1"><text:span text:style-name="T16">}; </text:span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draw:frame text:anchor-type="as-char" svg:width="160.87mm" svg:height="122.50mm" style:rel-width="scale" style:rel-height="scale"><draw:object-ole xlink:href="OleObj1"/><draw:image xlink:href="ObjectReplacements/OleObj1"/></draw:frame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8">Virtual Function c++</text:span></text:p>
      <text:p text:style-name="P1"><text:span text:style-name="T19"/></text:p>
      <text:p text:style-name="P1"><text:a xlink:href="https://www.geeksforgeeks.org/virtual-function-cpp/"><text:span text:style-name="T20">https://www.geeksforgeeks.org/virtual-function-cpp/</text:span></text:a><text:span text:style-name="T21"/></text:p>
      <text:p text:style-name="P1"><text:span text:style-name="T22"/></text:p>
      <text:p text:style-name="P1"><draw:frame text:anchor-type="as-char" svg:width="170.13mm" svg:height="148.43mm" style:rel-width="scale" style:rel-height="scale"><draw:object-ole xlink:href="OleObj2"/><draw:image xlink:href="ObjectReplacements/OleObj2"/></draw:frame><text:span text:style-name="T22"/></text:p>
      <text:p text:style-name="P1"><text:span text:style-name="T23">Copy Constructor</text:span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2"><text:span text:style-name="T25">The<text:s/></text:span><text:span text:style-name="T26">volatile</text:span><text:span text:style-name="T27"><text:s/>keyword<text:s/></text:span><text:span text:style-name="T28">informs the compiler that a variable may change without the compiler knowing it. Variables that are declared as<text:s/></text:span><text:span text:style-name="T29">volatile</text:span><text:span text:style-name="T30"><text:s/>will not be cached by the compiler, and will thus always be read from memory.</text:span></text:p>
      <text:p text:style-name="P2"><text:span text:style-name="T31">The<text:s/></text:span><text:span text:style-name="T32">mutable</text:span><text:span text:style-name="T33"><text:s/>keyword</text:span><text:span text:style-name="T34"><text:s/>can be used for class member variables. Mutable variables are allowed to change from within const member functions of the class.</text:span></text:p>
      <text:p text:style-name="P2"><text:span text:style-name="T35"/></text:p>
      <text:p text:style-name="P2"><draw:frame text:anchor-type="as-char" svg:width="170.13mm" svg:height="91.28mm" style:rel-width="scale" style:rel-height="scale"><draw:object-ole xlink:href="OleObj3"/><draw:image xlink:href="ObjectReplacements/OleObj3"/></draw:frame><text:span text:style-name="T35"/></text:p>
      <text:p text:style-name="P3"><text:span text:style-name="T35"/></text:p>
      <text:p text:style-name="P3"><text:span text:style-name="T35"/></text:p>
      <text:p text:style-name="P3"><text:span text:style-name="T35"/></text:p>
      <text:p text:style-name="P3"><text:span text:style-name="T36">Access Specifier</text:span></text:p>
      <text:p text:style-name="P3"><text:span text:style-name="T37"/></text:p>
      <text:p text:style-name="P3"><text:a xlink:href="http://www.trytoprogram.com/cplusplus-programming/access-specifiers/"><text:span text:style-name="T38">http://www.trytoprogram.com/cplusplus-programming/access-specifiers/</text:span></text:a><text:span text:style-name="T39"/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draw:frame text:anchor-type="as-char" svg:width="175.68mm" svg:height="88.90mm" style:rel-width="scale" style:rel-height="scale"><draw:object-ole xlink:href="OleObj4"/><draw:image xlink:href="ObjectReplacements/OleObj4"/></draw:frame><text:span text:style-name="T40"/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text:span text:style-name="T40"/></text:p>
      <text:p text:style-name="P3"><text:span text:style-name="T41">Thread synchronization</text:span><text:span text:style-name="T42"><text:s/>is defined as a mechanism which ensures that two or more concurrent processes or threads do not simultaneously execute some particular program segment known as a critical section. Processes' access to critical section is controlled by using synchronization techniques</text:span></text:p>
      <text:p text:style-name="P3"><text:span text:style-name="T43"/></text:p>
      <text:p text:style-name="P3"><draw:frame text:anchor-type="as-char" svg:width="152.40mm" svg:height="141.82mm" style:rel-width="scale" style:rel-height="scale"><draw:object-ole xlink:href="OleObj5"/><draw:image xlink:href="ObjectReplacements/OleObj5"/></draw:frame><text:span text:style-name="T43"/></text:p>
      <text:p text:style-name="P3"><text:span text:style-name="T43"/></text:p>
      <text:p text:style-name="P3"><text:span text:style-name="T43"/></text:p>
      <text:p text:style-name="P3"><text:span text:style-name="T43"/></text:p>
      <text:p text:style-name="P3"><text:span text:style-name="T43"/></text:p>
      <text:p text:style-name="P3"><text:span text:style-name="T43"/></text:p>
      <text:p text:style-name="P3"><text:span text:style-name="T43"/></text:p>
      <text:p text:style-name="P3"><text:span text:style-name="T43"/></text:p>
      <text:p text:style-name="P3"><text:span text:style-name="T43"/></text:p>
      <text:p text:style-name="P3"><text:span text:style-name="T43"/></text:p>
      <text:p text:style-name="P3"><text:span text:style-name="T43"/></text:p>
      <text:p text:style-name="P3"><text:span text:style-name="T43"/></text:p>
      <text:p text:style-name="P3"><text:span text:style-name="T43"/></text:p>
      <text:p text:style-name="P3"><text:span text:style-name="T43"/></text:p>
      <text:p text:style-name="P3"><text:span text:style-name="T43"/></text:p>
      <text:p text:style-name="P3"><text:span text:style-name="T43"/></text:p>
      <text:p text:style-name="P3"><text:span text:style-name="T43"/></text:p>
      <text:p text:style-name="P3"><text:span text:style-name="T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